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lhouette_features_lsvt" table:style-name="ta1">
        <table:shapes>
          <draw:frame draw:z-index="0" draw:style-name="gr1" draw:text-style-name="P1" svg:width="379.02mm" svg:height="169.73mm" svg:x="58.04mm" svg:y="1.06mm">
            <draw:object draw:notify-on-update-of-ranges="silhouette_features_lsvt.A2:silhouette_features_lsvt.A16 silhouette_features_lsvt.B1:silhouette_features_lsvt.B1 silhouette_features_lsvt.B2:silhouette_features_lsvt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_cluster</text:p>
          </table:table-cell>
          <table:table-cell office:value-type="string" calcext:value-type="string">
            <text:p>silhouette_sc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4580308054075" calcext:value-type="float">
            <text:p>0,984580308054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5436793960625" calcext:value-type="float">
            <text:p>0,975436793960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1084544061487" calcext:value-type="float">
            <text:p>0,981084544061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1560835662927" calcext:value-type="float">
            <text:p>0,981560835662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0302414580071" calcext:value-type="float">
            <text:p>0,980302414580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7294446470636" calcext:value-type="float">
            <text:p>0,977294446470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4615023513618" calcext:value-type="float">
            <text:p>0,9746150235136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2024837591652" calcext:value-type="float">
            <text:p>0,972024837591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9373109914124" calcext:value-type="float">
            <text:p>0,969373109914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6888126915553" calcext:value-type="float">
            <text:p>0,966888126915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033424360276" calcext:value-type="float">
            <text:p>0,9490334243602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43551040613142" calcext:value-type="float">
            <text:p>0,943551040613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6243611054838" calcext:value-type="float">
            <text:p>0,926243611054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0589057381382" calcext:value-type="float">
            <text:p>0,930589057381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077033240525" calcext:value-type="float">
            <text:p>0,92077033240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3:22:09.5769366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5:47:12.416397594</dc:date>
    <meta:editing-duration>PT5H16M59S</meta:editing-duration>
    <meta:editing-cycles>2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32pt" style:font-size-asian="10pt" style:font-size-complex="10pt"/>
    </style:style>
    <style:style style:name="ch4" style:family="chart">
      <style:chart-properties chart:auto-position="true" style:rotation-angle="0"/>
      <style:text-properties fo:font-size="32pt" style:font-size-asian="9pt" style:font-size-complex="9pt"/>
    </style:style>
    <style:style style:name="ch5" style:family="chart">
      <style:chart-properties chart:auto-position="true" style:rotation-angle="90"/>
      <style:text-properties fo:font-size="3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903cm" svg:height="16.974cm" xlink:href=".." xlink:type="simple" chart:class="chart:scatter" chart:style-name="ch1">
        <chart:plot-area chart:style-name="ch2" table:cell-range-address="silhouette_features_lsvt.A2:silhouette_features_lsvt.B16 silhouette_features_lsvt.B1:silhouette_features_lsvt.B1" chart:data-source-has-labels="row" svg:x="3.157cm" svg:y="0.339cm" svg:width="33.988cm" svg:height="13.927cm">
          <chartooo:coordinate-region svg:x="5.631cm" svg:y="0.975cm" svg:width="30.877cm" svg:height="11.771cm"/>
          <chart:axis chart:dimension="x" chart:name="primary-x" chart:style-name="ch3">
            <chart:title svg:x="15.106cm" svg:y="14.605cm" chart:style-name="ch4">
              <text:p>Número de Grupos</text:p>
            </chart:title>
          </chart:axis>
          <chart:axis chart:dimension="y" chart:name="primary-y" chart:style-name="ch3">
            <chart:title svg:x="0.451cm" svg:y="12.479cm" chart:style-name="ch5">
              <text:p>Valores de Silhueta</text:p>
            </chart:title>
            <chart:grid chart:style-name="ch6" chart:class="major"/>
          </chart:axis>
          <chart:series chart:style-name="ch7" chart:values-cell-range-address="silhouette_features_lsvt.B2:silhouette_features_lsvt.B16" chart:label-cell-address="silhouette_features_lsvt.B1:silhouette_features_lsvt.B1" chart:class="chart:scatter">
            <chart:domain table:cell-range-address="silhouette_features_lsvt.A2:silhouette_features_lsvt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ilhouette_score</text:p>
                <draw:g>
                  <svg:desc>silhouette_features_lsvt.B1:silhouette_features_lsv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ilhouette_features_lsvt.A2:silhouette_features_lsvt.A16</svg:desc>
                </draw:g>
              </table:table-cell>
              <table:table-cell office:value-type="float" office:value="0.984580308054075">
                <text:p>0.984580308054075</text:p>
                <draw:g>
                  <svg:desc>silhouette_features_lsvt.B2:silhouette_features_lsvt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75436793960625">
                <text:p>0.97543679396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1084544061487">
                <text:p>0.981084544061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81560835662927">
                <text:p>0.981560835662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80302414580071">
                <text:p>0.980302414580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977294446470636">
                <text:p>0.977294446470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974615023513618">
                <text:p>0.974615023513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972024837591652">
                <text:p>0.97202483759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969373109914124">
                <text:p>0.969373109914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966888126915553">
                <text:p>0.966888126915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49033424360276">
                <text:p>0.949033424360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943551040613142">
                <text:p>0.943551040613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926243611054838">
                <text:p>0.926243611054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930589057381382">
                <text:p>0.930589057381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92077033240525">
                <text:p>0.92077033240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